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Buoy's live, monthly and historic data can be accessed at the following</text:p>
      <text:p text:style-name="Text_20_body">web addresses:</text:p>
      <text:p text:style-name="Text_20_body"> </text:p>
      <text:p text:style-name="Text_20_body"><text:a xlink:type="simple" xlink:href="http://cdip.ucsd.edu/m/products/sea_swell/?stn=248p1" office:target-frame-name="_blank" xlink:show="new" text:style-name="Internet_20_link" text:visited-style-name="Visited_20_Internet_20_Link">http://cdip.ucsd.edu/m/products/sea_swell/?stn=248p1</text:a></text:p>
      <text:p text:style-name="Text_20_body"> </text:p>
      <text:p text:style-name="Text_20_body"><text:a xlink:type="simple" xlink:href="http://cdip.ucsd.edu/m/products/hs_box_plot/?stn=248p1" office:target-frame-name="_blank" xlink:show="new" text:style-name="Internet_20_link" text:visited-style-name="Visited_20_Internet_20_Link">http://cdip.ucsd.edu/m/products/hs_box_plot/?stn=248p1</text:a></text:p>
      <text:p text:style-name="Text_20_body"> </text:p>
      <text:p text:style-name="Text_20_body">The Buoy web pages are:</text:p>
      <text:p text:style-name="Text_20_body"> </text:p>
      <text:p text:style-name="Text_20_body"><text:a xlink:type="simple" xlink:href="http://cdip.ucsd.edu/m/products/?stn=248p1" office:target-frame-name="_blank" xlink:show="new" text:style-name="Internet_20_link" text:visited-style-name="Visited_20_Internet_20_Link">http://cdip.ucsd.edu/m/products/?stn=248p1</text:a></text:p>
      <text:p text:style-name="Text_20_body"> </text:p>
      <text:p text:style-name="Text_20_body"><text:a xlink:type="simple" xlink:href="https://www.ndbc.noaa.gov/station_page.php?station=46267" office:target-frame-name="_blank" xlink:show="new" text:style-name="Internet_20_link" text:visited-style-name="Visited_20_Internet_20_Link">https://www.ndbc.noaa.gov/station_page.php?station=46267</text:a></text:p>
      <text:p text:style-name="Text_20_body"> </text:p>
      <text:p text:style-name="Text_20_body">Also, New Dungeness Weather Buoy (48°19'56" N 123°10'44" W), Station 46088</text:p>
      <text:p text:style-name="Text_20_body">(LLNR 16337) data, including imagery, can be obtained at the following</text:p>
      <text:p text:style-name="Text_20_body">web-site:</text:p>
      <text:p text:style-name="Text_20_body"> </text:p>
      <text:p text:style-name="Text_20_body"><text:a xlink:type="simple" xlink:href="https://www.ndbc.noaa.gov/station_page.php?station=46088" office:target-frame-name="_blank" xlink:show="new" text:style-name="Internet_20_link" text:visited-style-name="Visited_20_Internet_20_Link">https://www.ndbc.noaa.gov/station_page.php?station=46088</text:a>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0:25:25.679404281</meta:creation-date>
    <dc:date>2020-09-27T10:26:06.511332077</dc:date>
    <meta:editing-duration>PT41S</meta:editing-duration>
    <meta:editing-cycles>1</meta:editing-cycles>
    <meta:document-statistic meta:table-count="0" meta:image-count="0" meta:object-count="0" meta:page-count="1" meta:paragraph-count="19" meta:word-count="48" meta:character-count="533" meta:non-whitespace-character-count="488"/>
    <meta:generator>LibreOffice/6.0.7.3$Linux_X86_64 LibreOffice_project/00m0$Build-3</meta:generator>
  </office:meta>
</office:document-meta>
</file>